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6" style:family="text">
      <style:text-properties fo:color="#ffffff" style:font-name="Segoe UI" fo:font-size="16pt" fo:text-shadow="1pt 1pt" style:font-name-asian="Segoe UI1" style:font-size-asian="16pt" style:font-name-complex="Segoe UI1" style:font-size-complex="16pt"/>
    </style:style>
    <style:style style:name="T7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493cm">
          <draw:text-box>
            <text:p text:style-name="P1"><text:span text:style-name="T1">HYMN #842</text:span></text:p>
            <text:p text:style-name="P1"><text:span text:style-name="T2">“</text:span><text:span text:style-name="T2">Son of God, Eternal Savio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654cm" svg:height="7.011cm" svg:x="1.27cm" svg:y="0.254cm">
          <draw:text-box>
            <text:p text:style-name="P1"><text:span text:style-name="T3">1.</text:span><text:span text:style-name="T4"> Son of God, eternal Savior,</text:span><text:span text:style-name="T4"><text:line-break/></text:span><text:span text:style-name="T4">Source of life and truth and grace,</text:span></text:p>
            <text:p text:style-name="P1"><text:span text:style-name="T4">Word made flesh, whose birth among us</text:span><text:span text:style-name="T4"><text:line-break/></text:span><text:span text:style-name="T4">Hallows all our human rac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4" draw:layer="layout" svg:width="25.654cm" svg:height="7.011cm" svg:x="1.27cm" svg:y="0.254cm">
          <draw:text-box>
            <text:p text:style-name="P1"><text:span text:style-name="T4">You our Head, who, throned in glory,</text:span><text:span text:style-name="T4"><text:line-break/></text:span><text:span text:style-name="T4">For Your own will ever plead:</text:span><text:span text:style-name="T4"><text:line-break/></text:span><text:span text:style-name="T4">Fill us with Your love and pity,</text:span><text:span text:style-name="T4"><text:line-break/></text:span><text:span text:style-name="T4">Heal our wrongs, and help our n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4" draw:layer="layout" svg:width="25.654cm" svg:height="7.011cm" svg:x="1.27cm" svg:y="0.254cm">
          <draw:text-box>
            <text:p text:style-name="P1"><text:span text:style-name="T3">2.</text:span><text:span text:style-name="T4"> As You, Lord, have lived for others,</text:span><text:span text:style-name="T4"><text:line-break/></text:span><text:span text:style-name="T4">So may we for others live.</text:span><text:span text:style-name="T4"><text:line-break/></text:span><text:span text:style-name="T4">Freely have Your gifts been granted;</text:span><text:span text:style-name="T4"><text:line-break/></text:span><text:span text:style-name="T4">Freely may Your servants g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4" draw:layer="layout" svg:width="25.654cm" svg:height="7.011cm" svg:x="1.27cm" svg:y="0.254cm">
          <draw:text-box>
            <text:p text:style-name="P1"><text:span text:style-name="T4">Yours the gold and Yours the silver,</text:span><text:span text:style-name="T4"><text:line-break/></text:span><text:span text:style-name="T4">Yours the wealth of land and sea;</text:span><text:span text:style-name="T4"><text:line-break/></text:span><text:span text:style-name="T4">We but stewards of Your bounty</text:span><text:span text:style-name="T4"><text:line-break/></text:span><text:span text:style-name="T4">Held in solemn trust will b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4" draw:layer="layout" svg:width="25.654cm" svg:height="7.011cm" svg:x="1.27cm" svg:y="0.254cm">
          <draw:text-box>
            <text:p text:style-name="P1"><text:span text:style-name="T3">3.</text:span><text:span text:style-name="T4"> Come, O Christ, and reign among us,</text:span><text:span text:style-name="T4"><text:line-break/></text:span><text:span text:style-name="T4">King of love and Prince of Peace;</text:span><text:span text:style-name="T4"><text:line-break/></text:span><text:span text:style-name="T4">Hush the storm of strife and passion,</text:span><text:span text:style-name="T4"><text:line-break/></text:span><text:span text:style-name="T4">Bid its cruel discords cea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3" draw:text-style-name="P4" draw:layer="layout" svg:width="25.654cm" svg:height="7.011cm" svg:x="1.27cm" svg:y="0.254cm">
          <draw:text-box>
            <text:p text:style-name="P1"><text:span text:style-name="T4">By Your patient years of toiling,</text:span><text:span text:style-name="T4"><text:line-break/></text:span><text:span text:style-name="T4">By Your silent hours of pain,</text:span><text:span text:style-name="T4"><text:line-break/></text:span><text:span text:style-name="T4">Quench our fevered thirst of pleasure,</text:span><text:span text:style-name="T4"><text:line-break/></text:span><text:span text:style-name="T4">Stem our selfish greed of g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4" draw:layer="layout" svg:width="25.654cm" svg:height="7.011cm" svg:x="1.27cm" svg:y="0.254cm">
          <draw:text-box>
            <text:p text:style-name="P1"><text:span text:style-name="T3">4.</text:span><text:span text:style-name="T4"> Son of God, eternal Savior,</text:span><text:span text:style-name="T4"><text:line-break/></text:span><text:span text:style-name="T4">Source of life and truth and grace,</text:span><text:span text:style-name="T4"><text:line-break/></text:span><text:span text:style-name="T4">Word made flesh, whose birth among us</text:span><text:span text:style-name="T4"><text:line-break/></text:span><text:span text:style-name="T4">Hallows all our human rac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4" draw:text-style-name="P6" draw:layer="layout" svg:width="25.654cm" svg:height="12.64cm" svg:x="1.27cm" svg:y="0.254cm">
          <draw:text-box>
            <text:p text:style-name="P1"><text:span text:style-name="T4">By Your praying, by Your willing</text:span><text:span text:style-name="T4"><text:line-break/></text:span><text:span text:style-name="T4">That Your people should be one,</text:span><text:span text:style-name="T4"><text:line-break/></text:span><text:span text:style-name="T4">Grant, O grant our hope’s fruition:</text:span><text:span text:style-name="T4"><text:line-break/></text:span><text:span text:style-name="T4">Here on earth Your will be done.</text:span></text:p>
            <text:p text:style-name="P5"><text:span text:style-name="T5"><text:line-break/></text:span><text:span text:style-name="T5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7"><text:s text:c="8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0:46:21.327000000</meta:creation-date>
    <dc:title>Hymn template</dc:title>
    <meta:editing-duration>PT44M2S</meta:editing-duration>
    <meta:editing-cycles>16</meta:editing-cycles>
    <meta:generator>LibreOffice/6.1.3.2$Windows_X86_64 LibreOffice_project/86daf60bf00efa86ad547e59e09d6bb77c699acb</meta:generator>
    <meta:initial-creator>Arthur Hoch</meta:initial-creator>
    <dc:date>2019-01-29T22:12:08.399000000</dc:date>
    <meta:document-statistic meta:object-count="156"/>
    <meta:template xlink:type="simple" xlink:actuate="onRequest" xlink:title="Hymn template" xlink:href="../../../../../../../AppData/Roaming/LibreOffice/4/user/template/Worship%20Templsates/Hymn%20template.otp" meta:date="2015-09-19T10:46:21.233000000"/>
  </office:meta>
</office:document-meta>
</file>